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3cm" fo:min-width="4.121cm"/>
    </style:style>
    <style:style style:name="P1" style:family="paragraph">
      <style:paragraph-properties fo:text-align="center"/>
    </style:style>
    <style:style style:name="P2" style:family="paragraph">
      <style:text-properties fo:color="#ffd320"/>
    </style:style>
    <style:style style:name="T1" style:family="text">
      <style:text-properties fo:font-family="'Ubuntu Mono'" style:font-style-name="Negrito" style:font-pitch="fixed" fo:font-size="18pt" fo:letter-spacing="-0.035cm" fo:font-weight="bold" style:font-size-asian="18pt" style:font-size-complex="18pt"/>
    </style:style>
    <style:style style:name="T2" style:family="text">
      <style:text-properties fo:font-family="Purisa" style:font-style-name="BoldOblique" style:font-pitch="variable" fo:font-size="18pt" fo:font-style="oblique" fo:font-weight="bold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2cm" svg:height="1.06cm" svg:x="2.9cm" svg:y="4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75cm" svg:height="1.292cm" svg:x="3.125cm" svg:y="4.227cm">
          <draw:text-box>
            <text:p text:style-name="P2"><text:span text:style-name="T1">fernanda</text:span>&amp;<text:span text:style-name="T2">Lui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4T22:07:33</meta:creation-date>
    <dc:date>2013-06-04T22:34:38</dc:date>
    <meta:editing-duration>PT11M45S</meta:editing-duration>
    <meta:editing-cycles>1</meta:editing-cycles>
    <meta:document-statistic meta:object-count="2"/>
    <meta:generator>LibreOffice/4.0.2.2$Linux_X86_64 LibreOffice_project/400m0$Build-2</meta:generator>
  </office:meta>
</office:document-meta>
</file>